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4792in" fo:margin-left="-0.4667in" fo:margin-top="0in" fo:margin-bottom="0in" table:align="left" style:writing-mode="lr-tb"/>
    </style:style>
    <style:style style:name="Table1.A" style:family="table-column">
      <style:table-column-properties style:column-width="2.6035in"/>
    </style:style>
    <style:style style:name="Table1.B" style:family="table-column">
      <style:table-column-properties style:column-width="3.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T1" style:family="text">
      <style:text-properties fo:color="#93c47d" fo:font-size="9.5pt" style:font-size-asian="9.5pt" style:font-size-complex="9.5pt" fo:background-color="#ffffff"/>
    </style:style>
    <style:style style:name="T2" style:family="text">
      <style:text-properties fo:color="#6aa84f" fo:font-size="8pt" style:font-size-asian="8pt" style:font-size-complex="8pt" fo:background-color="#ffffff"/>
    </style:style>
    <style:style style:name="T3" style:family="text">
      <style:text-properties fo:color="#6aa84f" fo:font-size="8pt" style:text-underline-style="solid" style:text-underline-width="auto" style:text-underline-color="font-color" style:font-size-asian="8pt" style:font-size-complex="8pt" fo:background-color="#ffffff"/>
    </style:style>
    <style:style style:name="T4" style:family="text">
      <style:text-properties fo:color="#274e13" fo:font-size="8pt" style:font-size-asian="8pt" style:font-size-complex="8pt"/>
    </style:style>
    <style:style style:name="T5" style:family="text">
      <style:text-properties fo:color="#274e13" fo:font-size="8pt" style:font-size-asian="8pt" style:font-size-complex="8pt" fo:background-color="#ffffff"/>
    </style:style>
    <style:style style:name="T6" style:family="text">
      <style:text-properties fo:color="#274e13" fo:font-size="8pt" fo:font-weight="bold" style:font-size-asian="8pt" style:font-weight-asian="bold" style:font-size-complex="8pt"/>
    </style:style>
    <style:style style:name="T7" style:family="text">
      <style:text-properties fo:color="#274e13" fo:font-size="8pt" fo:font-weight="bold" style:font-size-asian="8pt" style:font-weight-asian="bold" style:font-size-complex="8pt" fo:background-color="#ffffff"/>
    </style:style>
    <style:style style:name="T8" style:family="text">
      <style:text-properties fo:color="#274e13" fo:font-size="8pt" style:text-underline-style="solid" style:text-underline-width="auto" style:text-underline-color="font-color" style:font-size-asian="8pt" style:font-size-complex="8pt" fo:background-color="#ffffff"/>
    </style:style>
    <style:style style:name="T9" style:family="text">
      <style:text-properties fo:color="#274e13" fo:background-color="#ffffff"/>
    </style:style>
    <style:style style:name="T10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list xml:id="list7048493654405026471" text:style-name="WWNum1">
              <text:list-item>
                <text:p text:style-name="P4"><text:span text:style-name="T1">Object array with attributes, properties and value</text:span></text:p>
              </text:list-item>
            </text:list>
            <text:p text:style-name="P2"><text:span text:style-name="T2">&lt;h:person xmlns:h="</text:span><text:a xlink:type="simple" xlink:href="http://www.w3.org/TR/html4/" text:style-name="Internet_20_link" text:visited-style-name="Visited_20_Internet_20_Link"><text:span text:style-name="T3">http://www.w3.org/TR/html4/</text:span></text:a><text:span text:style-name="T2">"&gt;</text:span></text:p>
            <text:p text:style-name="P2"><text:span text:style-name="T2"><text:tab/>&lt;firstName&gt;susinda&lt;/firstName&gt;</text:span></text:p>
            <text:p text:style-name="P2"><text:span text:style-name="T2"><text:tab/>&lt;phone primary="false"&gt;0112655655&lt;ext&gt;01&lt;/ext&gt;&lt;/phone&gt;</text:span></text:p>
            <text:p text:style-name="P2"><text:span text:style-name="T2">&lt;phone primary="false"&gt;0112655655&lt;ext&gt;01&lt;/ext&gt;&lt;/phone&gt;</text:span></text:p>
            <text:p text:style-name="P2"><text:span text:style-name="T2"><text:s text:c="4"/>&lt;/h:person&gt;</text:span></text:p>
            <text:p text:style-name="P2"/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tab/><text:tab/><text:tab/>"id": "http://wso2jsonschema.org/phone",</text:span></text:p>
            <text:p text:style-name="P2"><text:span text:style-name="T4"><text:tab/><text:tab/><text:tab/>"type": "array",</text:span></text:p>
            <text:p text:style-name="P2"><text:span text:style-name="T4"><text:tab/><text:tab/><text:tab/>"items": [{</text:span></text:p>
            <text:p text:style-name="P2"><text:span text:style-name="T4"><text:s text:c="35"/></text:span><text:span text:style-name="T6"><text:s text:c="30"/></text:span><text:span text:style-name="T4"><text:s text:c="4"/>"id": "http://wso2jsonschema.org/phone/0",</text:span></text:p>
            <text:p text:style-name="P2"><text:span text:style-name="T4"><text:tab/><text:tab/> <text:s text:c="8"/>"type": "object",</text:span></text:p>
            <text:p text:style-name="P2"><text:span text:style-name="T6">“value”:{</text:span></text:p>
            <text:p text:style-name="P2"><text:span text:style-name="T6"><text:s text:c="2"/>"type": "number"</text:span></text:p>
            <text:p text:style-name="P2"><text:span text:style-name="T6">},</text:span></text:p>
            <text:p text:style-name="P2"><text:span text:style-name="T4"><text:tab/><text:tab/><text:tab/><text:tab/><text:tab/><text:tab/><text:tab/><text:tab/>"properties": {</text:span></text:p>
            <text:p text:style-name="P2"><text:span text:style-name="T4"><text:tab/><text:tab/><text:tab/><text:tab/><text:tab/>"ext": {</text:span></text:p>
            <text:p text:style-name="P2"><text:span text:style-name="T4"><text:tab/><text:tab/><text:tab/><text:tab/><text:tab/><text:tab/>"id": "http://wso2jsonschema.org/phone/0/ext",</text:span></text:p>
            <text:p text:style-name="P2"><text:span text:style-name="T4"><text:tab/><text:tab/><text:tab/><text:tab/><text:tab/><text:tab/>"type": "number"</text:span></text:p>
            <text:p text:style-name="P2"><text:span text:style-name="T4"><text:tab/><text:tab/><text:tab/><text:tab/><text:tab/>}</text:span></text:p>
            <text:p text:style-name="P2"><text:span text:style-name="T4"><text:tab/><text:tab/><text:tab/><text:tab/>},</text:span></text:p>
            <text:p text:style-name="P2"><text:span text:style-name="T4"><text:tab/><text:tab/><text:tab/><text:tab/>"attributes": {</text:span></text:p>
            <text:p text:style-name="P2"><text:span text:style-name="T4"><text:tab/><text:tab/><text:tab/><text:tab/><text:tab/>"primary": {</text:span></text:p>
            <text:p text:style-name="P2"><text:span text:style-name="T4"><text:tab/><text:tab/><text:tab/><text:tab/><text:tab/><text:tab/>"id": "http://wso2jsonschema.org/phone/0/primary",</text:span></text:p>
            <text:p text:style-name="P2"><text:span text:style-name="T4"><text:tab/><text:tab/><text:tab/><text:tab/><text:tab/><text:tab/>"type": "boolean"</text:span></text:p>
            <text:p text:style-name="P2"><text:span text:style-name="T4"><text:tab/><text:tab/><text:tab/><text:tab/><text:tab/>}</text:span></text:p>
            <text:p text:style-name="P2"><text:span text:style-name="T4"><text:tab/><text:tab/><text:tab/><text:tab/>}</text:span></text:p>
            <text:p text:style-name="P2"><text:span text:style-name="T4"><text:tab/><text:tab/><text:tab/>}]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9">2- object array without values</text:span></text:p>
            <text:p text:style-name="P2"><text:span text:style-name="T5">&lt;h:person xmlns:h="</text:span><text:a xlink:type="simple" xlink:href="http://www.w3.org/TR/html4/" text:style-name="Internet_20_link" text:visited-style-name="Visited_20_Internet_20_Link"><text:span text:style-name="T8">http://www.w3.org/TR/html4/</text:span></text:a><text:span text:style-name="T5">"&gt;</text:span></text:p>
            <text:p text:style-name="P2"><text:span text:style-name="T5"><text:s text:c="8"/>&lt;firstName&gt;susinda&lt;/firstName&gt;</text:span></text:p>
            <text:p text:style-name="P2"><text:span text:style-name="T5"><text:s text:c="8"/>&lt;phone primary="true"&gt;&lt;ext&gt;01&lt;/ext&gt;&lt;/phone&gt;</text:span></text:p>
            <text:p text:style-name="P2"><text:span text:style-name="T5"><text:s text:c="8"/>&lt;phone primary="false"&gt;&lt;ext&gt;02&lt;/ext&gt;&lt;/phone&gt;</text:span></text:p>
            <text:p text:style-name="P2"><text:span text:style-name="T5">&lt;/h:person&gt;</text:span></text:p>
            <text:p text:style-name="P2"/>
          </table:table-cell>
          <table:table-cell table:style-name="Table1.A1" office:value-type="string">
            <text:p text:style-name="P2"/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tab/><text:tab/><text:tab/>"id": "http://wso2jsonschema.org/phone",</text:span></text:p>
            <text:p text:style-name="P2"><text:span text:style-name="T4"><text:tab/><text:tab/><text:tab/>"type": "array",</text:span></text:p>
            <text:p text:style-name="P2"><text:span text:style-name="T4"><text:tab/><text:tab/><text:tab/>"items": [{</text:span></text:p>
            <text:p text:style-name="P2"><text:span text:style-name="T4"><text:s text:c="35"/></text:span><text:span text:style-name="T6"><text:s text:c="30"/></text:span><text:span text:style-name="T4"><text:s text:c="4"/>"id": "http://wso2jsonschema.org/phone/0",</text:span></text:p>
            <text:p text:style-name="P2"><text:span text:style-name="T4"><text:tab/><text:tab/> <text:s text:c="8"/>"type": "object",</text:span></text:p>
            <text:p text:style-name="P2"/>
            <text:p text:style-name="P2"><text:span text:style-name="T4"><text:tab/><text:tab/><text:tab/><text:tab/><text:tab/><text:tab/><text:tab/><text:tab/>"properties": {</text:span></text:p>
            <text:p text:style-name="P2"><text:span text:style-name="T4"><text:tab/><text:tab/><text:tab/><text:tab/><text:tab/>"ext": {</text:span></text:p>
            <text:p text:style-name="P2"><text:span text:style-name="T4"><text:tab/><text:tab/><text:tab/><text:tab/><text:tab/><text:tab/>"id": "http://wso2jsonschema.org/phone/0/ext",</text:span></text:p>
            <text:p text:style-name="P2"><text:span text:style-name="T4"><text:tab/><text:tab/><text:tab/><text:tab/><text:tab/><text:tab/>"type": "number"</text:span></text:p>
            <text:p text:style-name="P2"><text:span text:style-name="T4"><text:tab/><text:tab/><text:tab/><text:tab/><text:tab/>}</text:span></text:p>
            <text:p text:style-name="P2"><text:span text:style-name="T4"><text:tab/><text:tab/><text:tab/><text:tab/>},</text:span></text:p>
            <text:p text:style-name="P2"><text:span text:style-name="T4"><text:tab/><text:tab/><text:tab/><text:tab/>"attributes": {</text:span></text:p>
            <text:p text:style-name="P2"><text:span text:style-name="T4"><text:tab/><text:tab/><text:tab/><text:tab/><text:tab/>"primary": {</text:span></text:p>
            <text:p text:style-name="P2"><text:span text:style-name="T4"><text:tab/><text:tab/><text:tab/><text:tab/><text:tab/><text:tab/>"id": "http://wso2jsonschema.org/phone/0/primary",</text:span></text:p>
            <text:p text:style-name="P2"><text:span text:style-name="T4"><text:tab/><text:tab/><text:tab/><text:tab/><text:tab/><text:tab/>"type": "boolean"</text:span></text:p>
            <text:p text:style-name="P2"><text:span text:style-name="T4"><text:tab/><text:tab/><text:tab/><text:tab/><text:tab/>}</text:span></text:p>
            <text:p text:style-name="P2"><text:span text:style-name="T4"><text:tab/><text:tab/><text:tab/><text:tab/>}</text:span></text:p>
            <text:p text:style-name="P2"><text:span text:style-name="T4"><text:tab/><text:tab/><text:tab/>}]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9">3. Primitive array with values</text:span></text:p>
            <text:p text:style-name="P2"/>
            <text:p text:style-name="P2"><text:span text:style-name="T4">&lt;person&gt;</text:span></text:p>
            <text:p text:style-name="P2"><text:span text:style-name="T4"><text:s text:c="8"/>&lt;firstName&gt;susinda&lt;/firstName&gt;</text:span></text:p>
            <text:p text:style-name="P2"><text:span text:style-name="T4"><text:s text:c="8"/>&lt;phone&gt;</text:span><text:span text:style-name="T2">0112655655</text:span><text:span text:style-name="T4">&lt;/phone&gt;</text:span></text:p>
            <text:p text:style-name="P2"><text:span text:style-name="T4"><text:s text:c="8"/>&lt;phone &gt;</text:span><text:span text:style-name="T2">0112655655</text:span><text:span text:style-name="T4">&lt;/phone&gt;</text:span></text:p>
            <text:p text:style-name="P2"><text:span text:style-name="T4"><text:s/>&lt;/person&gt;</text:span></text:p>
            <text:p text:style-name="P2"/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tab/><text:tab/><text:tab/>"id": "http://wso2jsonschema.org/phone",</text:span></text:p>
            <text:p text:style-name="P2"><text:span text:style-name="T4"><text:tab/><text:tab/><text:tab/>"type": "array",</text:span></text:p>
            <text:p text:style-name="P2"><text:span text:style-name="T4"><text:tab/><text:tab/><text:tab/>"items": [{</text:span></text:p>
            <text:p text:style-name="P2"><text:span text:style-name="T4">"id": "</text:span><text:a xlink:type="simple" xlink:href="http://wso2jsonschema.org/phone/phone" text:style-name="Internet_20_link" text:visited-style-name="Visited_20_Internet_20_Link"><text:span text:style-name="T10">http://wso2jsonschema.org/phone/phone</text:span></text:a><text:span text:style-name="T4">",</text:span></text:p>
            <text:p text:style-name="P2"><text:span text:style-name="T4">“type” :”number”</text:span></text:p>
            <text:p text:style-name="P2"/>
            <text:p text:style-name="P2"><text:span text:style-name="T4"><text:tab/><text:tab/><text:tab/><text:tab/>}]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4">4. </text:span></text:p>
            <text:p text:style-name="P2"/>
            <text:p text:style-name="P2"><text:span text:style-name="T4">&lt;person&gt;</text:span></text:p>
            <text:p text:style-name="P2"><text:span text:style-name="T4"><text:s text:c="8"/>&lt;firstName&gt;susinda&lt;/firstName&gt;</text:span></text:p>
            <text:p text:style-name="P2"><text:span text:style-name="T4"><text:s text:c="8"/>&lt;phone/&gt;</text:span></text:p>
            <text:p text:style-name="P2"><text:span text:style-name="T4"><text:s text:c="8"/>&lt;phone/&gt;</text:span></text:p>
            <text:p text:style-name="P2"><text:span text:style-name="T4"><text:s/>&lt;/person&gt;</text:span></text:p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tab/><text:tab/><text:tab/>"id": "http://wso2jsonschema.org/phone",</text:span></text:p>
            <text:p text:style-name="P2"><text:span text:style-name="T4"><text:tab/><text:tab/><text:tab/>"type": "array",</text:span></text:p>
            <text:p text:style-name="P2"><text:span text:style-name="T4"><text:tab/><text:tab/><text:tab/>"items": [{</text:span></text:p>
            <text:p text:style-name="P2"><text:span text:style-name="T4">"id": "</text:span><text:a xlink:type="simple" xlink:href="http://wso2jsonschema.org/phone/phone" text:style-name="Internet_20_link" text:visited-style-name="Visited_20_Internet_20_Link"><text:span text:style-name="T10">http://wso2jsonschema.org/phone/phone</text:span></text:a><text:span text:style-name="T4">",</text:span></text:p>
            <text:p text:style-name="P2"><text:span text:style-name="T4">“type” :”null”</text:span></text:p>
            <text:p text:style-name="P2"/>
            <text:p text:style-name="P2"><text:span text:style-name="T4"><text:tab/><text:tab/><text:tab/><text:tab/>}]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  <text:p text:style-name="P2"><text:span text:style-name="T4">5- primitive array with values</text:span></text:p>
            <text:p text:style-name="P2"><text:span text:style-name="T4">&lt;person&gt;</text:span></text:p>
            <text:p text:style-name="P2"><text:span text:style-name="T4"><text:s text:c="8"/>&lt;firstName&gt;susinda&lt;/firstName&gt;</text:span></text:p>
            <text:p text:style-name="P2"><text:span text:style-name="T4"><text:s text:c="8"/>&lt;phone primary="true"&gt;071655339&lt;/phone&gt;</text:span></text:p>
            <text:p text:style-name="P2"><text:span text:style-name="T4"><text:s text:c="8"/>&lt;phone primary="false"&gt;0112655333&lt;/phone&gt; &lt;/person&gt;</text:span></text:p>
            <text:p text:style-name="P2"/>
            <text:p text:style-name="P2"/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tab/><text:tab/><text:tab/>"id": "http://wso2jsonschema.org/phone",</text:span></text:p>
            <text:p text:style-name="P2"><text:span text:style-name="T4"><text:tab/><text:tab/><text:tab/>"type": "array",</text:span></text:p>
            <text:p text:style-name="P2"><text:span text:style-name="T4"><text:tab/><text:tab/><text:tab/>"items": [{</text:span></text:p>
            <text:p text:style-name="P2"><text:span text:style-name="T4">"id": "</text:span><text:a xlink:type="simple" xlink:href="http://wso2jsonschema.org/phone/phone" text:style-name="Internet_20_link" text:visited-style-name="Visited_20_Internet_20_Link"><text:span text:style-name="T10">http://wso2jsonschema.org/phone/phone</text:span></text:a><text:span text:style-name="T4">",</text:span></text:p>
            <text:p text:style-name="P2"><text:span text:style-name="T4">“type” :”</text:span><text:span text:style-name="T6">object</text:span><text:span text:style-name="T4">”,</text:span></text:p>
            <text:p text:style-name="P2"><text:span text:style-name="T6">“value”:{</text:span></text:p>
            <text:p text:style-name="P2"><text:span text:style-name="T6"><text:tab/><text:tab/>"type": "number"</text:span></text:p>
            <text:p text:style-name="P2"><text:span text:style-name="T6">},</text:span></text:p>
            <text:p text:style-name="P2"><text:span text:style-name="T4"><text:tab/><text:tab/><text:tab/><text:tab/><text:tab/><text:tab/><text:tab/><text:tab/>"attributes": {</text:span></text:p>
            <text:p text:style-name="P2"><text:span text:style-name="T4"><text:tab/><text:tab/><text:tab/><text:tab/><text:tab/>"primary": {</text:span></text:p>
            <text:p text:style-name="P2"><text:span text:style-name="T4"><text:tab/><text:tab/><text:tab/><text:tab/><text:tab/><text:tab/>"id": "http://wso2jsonschema.org/phone/primary",</text:span></text:p>
            <text:p text:style-name="P2"><text:span text:style-name="T4"><text:tab/><text:tab/><text:tab/><text:tab/><text:tab/><text:tab/>"type": "boolean"</text:span></text:p>
            <text:p text:style-name="P2"><text:span text:style-name="T4"><text:tab/><text:tab/><text:tab/><text:tab/><text:tab/>}</text:span></text:p>
            <text:p text:style-name="P2"><text:span text:style-name="T4"><text:tab/><text:tab/><text:tab/><text:tab/>}</text:span></text:p>
            <text:p text:style-name="P2"><text:span text:style-name="T4"><text:tab/><text:tab/><text:tab/>}]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4">6 - primitive array without values</text:span></text:p>
            <text:p text:style-name="P2"><text:span text:style-name="T4">&lt;person&gt;</text:span></text:p>
            <text:p text:style-name="P2"><text:span text:style-name="T4"><text:s text:c="8"/>&lt;firstName&gt;susinda&lt;/firstName&gt;</text:span></text:p>
            <text:p text:style-name="P2"><text:span text:style-name="T4"><text:s text:c="8"/>&lt;phone primary="true"/&gt;</text:span></text:p>
            <text:p text:style-name="P2"><text:span text:style-name="T4"><text:s text:c="8"/>&lt;phone primary="false"&gt;&lt;/phone&gt; &lt;/person&gt;</text:span></text:p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tab/><text:tab/><text:tab/>"id": "http://wso2jsonschema.org/phone",</text:span></text:p>
            <text:p text:style-name="P2"><text:span text:style-name="T4"><text:tab/><text:tab/><text:tab/>"type": "array",</text:span></text:p>
            <text:p text:style-name="P2"><text:span text:style-name="T4"><text:tab/><text:tab/><text:tab/>"items": [{</text:span></text:p>
            <text:p text:style-name="P2"><text:span text:style-name="T4">"id": "http://wso2jsonschema.org/phone/phone",</text:span></text:p>
            <text:p text:style-name="P2"><text:span text:style-name="T4">‘Type” : object,</text:span></text:p>
            <text:p text:style-name="P2"><text:span text:style-name="T4"><text:tab/><text:tab/><text:tab/><text:tab/><text:tab/><text:tab/><text:tab/><text:tab/>"attributes": {</text:span></text:p>
            <text:p text:style-name="P2"><text:span text:style-name="T4"><text:tab/><text:tab/><text:tab/><text:tab/><text:tab/>"primary": {</text:span></text:p>
            <text:p text:style-name="P2"><text:span text:style-name="T4"><text:tab/><text:tab/><text:tab/><text:tab/><text:tab/><text:tab/>"id": "http://wso2jsonschema.org/phone/primary",</text:span></text:p>
            <text:p text:style-name="P2"><text:span text:style-name="T4"><text:tab/><text:tab/><text:tab/><text:tab/><text:tab/><text:tab/>"type": "boolean"</text:span></text:p>
            <text:p text:style-name="P2"><text:span text:style-name="T4"><text:tab/><text:tab/><text:tab/><text:tab/><text:tab/>}</text:span></text:p>
            <text:p text:style-name="P2"><text:span text:style-name="T4"><text:tab/><text:tab/><text:tab/><text:tab/>}</text:span></text:p>
            <text:p text:style-name="P2"><text:span text:style-name="T4"><text:tab/><text:tab/><text:tab/>}]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4">7 - person object - phone is primitive here with values</text:span></text:p>
            <text:p text:style-name="P2"><text:span text:style-name="T4">&lt;person&gt;</text:span></text:p>
            <text:p text:style-name="P2"><text:span text:style-name="T4"><text:s text:c="8"/>&lt;firstName&gt;susinda&lt;/firstName&gt;</text:span></text:p>
            <text:p text:style-name="P2"><text:span text:style-name="T4"><text:s text:c="7"/></text:span><text:span text:style-name="T6"><text:s/>&lt;phone primary="true"&gt;071655339&lt;/phone&gt;</text:span></text:p>
            <text:p text:style-name="P2"><text:span text:style-name="T4">&lt;/person&gt;</text:span></text:p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6">"id": "http://wso2jsonschema.org/phone",</text:span></text:p>
            <text:p text:style-name="P2"><text:span text:style-name="T4">“type”:object,</text:span></text:p>
            <text:p text:style-name="P2"><text:span text:style-name="T6">“value”:{</text:span></text:p>
            <text:p text:style-name="P2"><text:span text:style-name="T6"><text:tab/>"type": "number"</text:span></text:p>
            <text:p text:style-name="P2"><text:span text:style-name="T6">}</text:span></text:p>
            <text:p text:style-name="P2"><text:span text:style-name="T4"><text:tab/><text:tab/><text:tab/></text:span></text:p>
            <text:p text:style-name="P2"><text:span text:style-name="T4"><text:tab/><text:tab/><text:tab/>"attributes": {</text:span></text:p>
            <text:p text:style-name="P2"><text:span text:style-name="T4"><text:tab/><text:tab/><text:tab/><text:tab/>"primary": {</text:span></text:p>
            <text:p text:style-name="P2"><text:span text:style-name="T4"><text:tab/><text:tab/><text:tab/><text:tab/><text:tab/>"id": "http://wso2jsonschema.org/primary",</text:span></text:p>
            <text:p text:style-name="P2"><text:span text:style-name="T4"><text:tab/><text:tab/><text:tab/><text:tab/><text:tab/>"type": "boolean"</text:span></text:p>
            <text:p text:style-name="P2"><text:span text:style-name="T4"><text:tab/><text:tab/><text:tab/><text:tab/>}</text:span></text:p>
            <text:p text:style-name="P2"><text:span text:style-name="T4"><text:tab/><text:tab/><text:tab/>}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4">8 - person object - phone is primitive here without values</text:span></text:p>
            <text:p text:style-name="P2"><text:span text:style-name="T4">&lt;person&gt;</text:span></text:p>
            <text:p text:style-name="P2"><text:span text:style-name="T4"><text:s text:c="8"/>&lt;firstName&gt;susinda&lt;/firstName&gt;</text:span></text:p>
            <text:p text:style-name="P2"><text:span text:style-name="T4"><text:s text:c="7"/></text:span><text:span text:style-name="T6"><text:s/>&lt;phone primary="true"&gt;&lt;/phone&gt;</text:span></text:p>
            <text:p text:style-name="P2"><text:span text:style-name="T4">&lt;/person&gt;</text:span></text:p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6">"id": "http://wso2jsonschema.org/phone",</text:span></text:p>
            <text:p text:style-name="P2"><text:span text:style-name="T6">“Type” : object,</text:span></text:p>
            <text:p text:style-name="P2"><text:span text:style-name="T4"><text:tab/><text:tab/><text:tab/></text:span></text:p>
            <text:p text:style-name="P2"><text:span text:style-name="T4"><text:tab/><text:tab/><text:tab/>"attributes": {</text:span></text:p>
            <text:p text:style-name="P2"><text:span text:style-name="T4"><text:tab/><text:tab/><text:tab/><text:tab/>"primary": {</text:span></text:p>
            <text:p text:style-name="P2"><text:span text:style-name="T4"><text:tab/><text:tab/><text:tab/><text:tab/><text:tab/>"id": "http://wso2jsonschema.org/primary",</text:span></text:p>
            <text:p text:style-name="P2"><text:span text:style-name="T4"><text:tab/><text:tab/><text:tab/><text:tab/><text:tab/>"type": "boolean"</text:span></text:p>
            <text:p text:style-name="P2"><text:span text:style-name="T4"><text:tab/><text:tab/><text:tab/><text:tab/>}</text:span></text:p>
            <text:p text:style-name="P2"><text:span text:style-name="T4"><text:tab/><text:tab/><text:tab/>}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5">9- person is object - phone is object </text:span></text:p>
            <text:p text:style-name="P2"><text:span text:style-name="T5"><text:s text:c="2"/>&lt;person&gt;</text:span></text:p>
            <text:p text:style-name="P2"><text:span text:style-name="T5"><text:s text:c="7"/>&lt;firstName&gt;susinda&lt;/firstName&gt;</text:span></text:p>
            <text:p text:style-name="P2"><text:span text:style-name="T5"><text:s text:c="8"/></text:span><text:span text:style-name="T7">&lt;phone primary="true"&gt;44444&lt;ext&gt;01&lt;ext&gt;&lt;/phone&gt;</text:span></text:p>
            <text:p text:style-name="P2"><text:span text:style-name="T5"><text:s text:c="4"/>&lt;/person&gt;</text:span></text:p>
            <text:p text:style-name="P2"/>
          </table:table-cell>
          <table:table-cell table:style-name="Table1.A1" office:value-type="string">
            <text:p text:style-name="P2"><text:span text:style-name="T4">{</text:span></text:p>
            <text:p text:style-name="P2"><text:span text:style-name="T4"><text:tab/>"$schema": "http://json-schema.org/draft-04/schema#",</text:span></text:p>
            <text:p text:style-name="P2"><text:span text:style-name="T4"><text:tab/>"title": "person",</text:span></text:p>
            <text:p text:style-name="P2"><text:span text:style-name="T4"><text:tab/>"id": "http://wso2jsonschema.org",</text:span></text:p>
            <text:p text:style-name="P2"><text:span text:style-name="T4"><text:tab/>"type": "object",</text:span></text:p>
            <text:p text:style-name="P2"><text:span text:style-name="T4"><text:tab/>"properties": {</text:span></text:p>
            <text:p text:style-name="P2"><text:span text:style-name="T4"><text:tab/><text:tab/>"firstName": {</text:span></text:p>
            <text:p text:style-name="P2"><text:span text:style-name="T4"><text:tab/><text:tab/><text:tab/>"id": "http://wso2jsonschema.org/firstName",</text:span></text:p>
            <text:p text:style-name="P2"><text:span text:style-name="T4"><text:tab/><text:tab/><text:tab/>"type": "string"</text:span></text:p>
            <text:p text:style-name="P2"><text:span text:style-name="T4"><text:tab/><text:tab/>},</text:span></text:p>
            <text:p text:style-name="P2"><text:span text:style-name="T4"><text:tab/><text:tab/>"phone": {</text:span></text:p>
            <text:p text:style-name="P2"><text:span text:style-name="T4"><text:s text:c="41"/>"id": "http://wso2jsonschema.org/phone",</text:span></text:p>
            <text:p text:style-name="P2"><text:span text:style-name="T4"><text:tab/><text:tab/><text:tab/>"type": "object",<text:tab/></text:span></text:p>
            <text:p text:style-name="P2"><text:span text:style-name="T6">“value”:{</text:span></text:p>
            <text:p text:style-name="P2"><text:span text:style-name="T6"><text:tab/><text:tab/><text:tab/>"type": "number"</text:span></text:p>
            <text:p text:style-name="P2"><text:span text:style-name="T6">}</text:span></text:p>
            <text:p text:style-name="P2"/>
            <text:p text:style-name="P2"><text:span text:style-name="T4"><text:tab/><text:tab/><text:tab/>"properties": {</text:span></text:p>
            <text:p text:style-name="P2"><text:span text:style-name="T4"><text:tab/><text:tab/><text:tab/><text:tab/>"ext": {</text:span></text:p>
            <text:p text:style-name="P2"><text:span text:style-name="T4"><text:tab/><text:tab/><text:tab/><text:tab/><text:tab/>"id": "http://wso2jsonschema.org/phone/ext",</text:span></text:p>
            <text:p text:style-name="P2"><text:span text:style-name="T4"><text:tab/><text:tab/><text:tab/><text:tab/><text:tab/>"type": "number"</text:span></text:p>
            <text:p text:style-name="P2"><text:span text:style-name="T4"><text:tab/><text:tab/><text:tab/><text:tab/>}</text:span></text:p>
            <text:p text:style-name="P2"><text:span text:style-name="T4"><text:tab/><text:tab/><text:tab/>},</text:span></text:p>
            <text:p text:style-name="P2"><text:span text:style-name="T4"><text:tab/><text:tab/><text:tab/>"attributes": {</text:span></text:p>
            <text:p text:style-name="P2"><text:span text:style-name="T4"><text:tab/><text:tab/><text:tab/><text:tab/>"primary": {</text:span></text:p>
            <text:p text:style-name="P2"><text:span text:style-name="T4"><text:tab/><text:tab/><text:tab/><text:tab/><text:tab/>"id": "http://wso2jsonschema.org/phone/primary",</text:span></text:p>
            <text:p text:style-name="P2"><text:span text:style-name="T4"><text:tab/><text:tab/><text:tab/><text:tab/><text:tab/>"type": "boolean"</text:span></text:p>
            <text:p text:style-name="P2"><text:span text:style-name="T4"><text:tab/><text:tab/><text:tab/><text:tab/>}</text:span></text:p>
            <text:p text:style-name="P2"><text:span text:style-name="T4"><text:tab/><text:tab/><text:tab/>}</text:span></text:p>
            <text:p text:style-name="P2"><text:span text:style-name="T4"><text:tab/><text:tab/>}</text:span></text:p>
            <text:p text:style-name="P2"><text:span text:style-name="T4"><text:tab/>}</text:span></text:p>
            <text:p text:style-name="P2"><text:span text:style-name="T4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91" meta:word-count="518" meta:character-count="6304" meta:non-whitespace-character-count="5128"/>
    <meta:generator>LibreOfficeDev/5.1.0.3$Linux_X86_64 LibreOffice_project/</meta:generator>
  </office:meta>
</office:document-meta>
</file>